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start"/>
      <style:text-properties fo:font-size="14pt" style:font-size-asian="14pt" style:font-size-complex="14pt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8.065cm" svg:height="12.619cm" svg:x="1.628cm" svg:y="1.704cm">
          <text:p text:style-name="P1"><text:span text:style-name="T1">He <text:s text:c="7"/></text:span><text:span text:style-name="T1"><text:tab/></text:span><text:span text:style-name="T1"><text:tab/></text:span><text:span text:style-name="T1">PRP <text:s/></text:span><text:span text:style-name="T1"><text:tab/></text:span><text:span text:style-name="T1">B-NP</text:span></text:p>
          <text:p text:style-name="P1"><text:span text:style-name="T1">reckons <text:s text:c="2"/></text:span><text:span text:style-name="T1"><text:tab/></text:span><text:span text:style-name="T1"><text:tab/></text:span><text:span text:style-name="T1">VBZ <text:s/></text:span><text:span text:style-name="T1"><text:tab/></text:span><text:span text:style-name="T1">B-VP</text:span></text:p>
          <text:p text:style-name="P1"><text:span text:style-name="T1">the <text:s text:c="6"/></text:span><text:span text:style-name="T1"><text:tab/></text:span><text:span text:style-name="T1"><text:tab/></text:span><text:span text:style-name="T1">DT <text:s text:c="2"/></text:span><text:span text:style-name="T1"><text:tab/></text:span><text:span text:style-name="T1"><text:tab/></text:span><text:span text:style-name="T1">B-NP</text:span></text:p>
          <text:p text:style-name="P1"><text:span text:style-name="T1">current <text:s/></text:span><text:span text:style-name="T1"><text:tab/></text:span><text:span text:style-name="T1"><text:tab/></text:span><text:span text:style-name="T1">JJ <text:s text:c="2"/></text:span><text:span text:style-name="T1"><text:tab/></text:span><text:span text:style-name="T1"><text:tab/></text:span><text:span text:style-name="T1">I-NP</text:span></text:p>
          <text:p text:style-name="P1"><text:span text:style-name="T1">account <text:s text:c="2"/></text:span><text:span text:style-name="T1"><text:tab/></text:span><text:span text:style-name="T1"><text:tab/></text:span><text:span text:style-name="T1">NN <text:s text:c="2"/></text:span><text:span text:style-name="T1"><text:tab/></text:span><text:span text:style-name="T1"><text:tab/></text:span><text:span text:style-name="T1">I-NP</text:span></text:p>
          <text:p text:style-name="P1"><text:span text:style-name="T1">deficit <text:s text:c="2"/></text:span><text:span text:style-name="T1"><text:tab/></text:span><text:span text:style-name="T1"><text:tab/></text:span><text:span text:style-name="T1">NN <text:s text:c="2"/></text:span><text:span text:style-name="T1"><text:tab/></text:span><text:span text:style-name="T1"><text:tab/></text:span><text:span text:style-name="T1">I-NP</text:span></text:p>
          <text:p text:style-name="P1"><text:span text:style-name="T1">will <text:s text:c="5"/></text:span><text:span text:style-name="T1"><text:tab/></text:span><text:span text:style-name="T1"><text:tab/></text:span><text:span text:style-name="T1">MD <text:s text:c="2"/></text:span><text:span text:style-name="T1"><text:tab/></text:span><text:span text:style-name="T1">B-VP</text:span></text:p>
          <text:p text:style-name="P1"><text:span text:style-name="T1">narrow <text:s text:c="3"/></text:span><text:span text:style-name="T1"><text:tab/></text:span><text:span text:style-name="T1"><text:tab/></text:span><text:span text:style-name="T1">VB <text:s text:c="2"/></text:span><text:span text:style-name="T1"><text:tab/></text:span><text:span text:style-name="T1"><text:tab/></text:span><text:span text:style-name="T1">I-VP</text:span></text:p>
          <text:p text:style-name="P1"><text:span text:style-name="T1">to <text:s text:c="7"/></text:span><text:span text:style-name="T1"><text:tab/></text:span><text:span text:style-name="T1"><text:tab/></text:span><text:span text:style-name="T1">TO <text:s text:c="2"/></text:span><text:span text:style-name="T1"><text:tab/></text:span><text:span text:style-name="T1"><text:tab/></text:span><text:span text:style-name="T1">B-PP</text:span></text:p>
          <text:p text:style-name="P1"><text:span text:style-name="T1">only <text:s text:c="5"/></text:span><text:span text:style-name="T1"><text:tab/></text:span><text:span text:style-name="T1"><text:tab/></text:span><text:span text:style-name="T1">RB <text:s text:c="2"/></text:span><text:span text:style-name="T1"><text:tab/></text:span><text:span text:style-name="T1"><text:tab/></text:span><text:span text:style-name="T1">B-NP</text:span></text:p>
          <text:p text:style-name="P1"><text:span text:style-name="T1"># <text:s text:c="8"/></text:span><text:span text:style-name="T1"><text:tab/></text:span><text:span text:style-name="T1"><text:tab/></text:span><text:span text:style-name="T1"># <text:s text:c="3"/></text:span><text:span text:style-name="T1"><text:tab/></text:span><text:span text:style-name="T1"><text:tab/></text:span><text:span text:style-name="T1">I-NP</text:span></text:p>
          <text:p text:style-name="P1"><text:span text:style-name="T1">1.8 <text:s text:c="6"/></text:span><text:span text:style-name="T1"><text:tab/></text:span><text:span text:style-name="T1"><text:tab/></text:span><text:span text:style-name="T1">CD <text:s text:c="2"/></text:span><text:span text:style-name="T1"><text:tab/></text:span><text:span text:style-name="T1"><text:tab/></text:span><text:span text:style-name="T1">I-NP</text:span></text:p>
          <text:p text:style-name="P1"><text:span text:style-name="T1">billion <text:s text:c="2"/></text:span><text:span text:style-name="T1"><text:tab/></text:span><text:span text:style-name="T1"><text:tab/></text:span><text:span text:style-name="T1">CD <text:s text:c="2"/></text:span><text:span text:style-name="T1"><text:tab/></text:span><text:span text:style-name="T1"><text:tab/></text:span><text:span text:style-name="T1">I-NP</text:span></text:p>
          <text:p text:style-name="P1"><text:span text:style-name="T1">in <text:s text:c="7"/></text:span><text:span text:style-name="T1"><text:tab/></text:span><text:span text:style-name="T1"><text:tab/></text:span><text:span text:style-name="T1">IN <text:s text:c="2"/></text:span><text:span text:style-name="T1"><text:tab/></text:span><text:span text:style-name="T1"><text:tab/></text:span><text:span text:style-name="T1">B-PP</text:span></text:p>
          <text:p text:style-name="P1"><text:span text:style-name="T1">September </text:span><text:span text:style-name="T1"><text:tab/></text:span><text:span text:style-name="T1">NNP <text:s/></text:span><text:span text:style-name="T1"><text:tab/></text:span><text:span text:style-name="T1">B-NP</text:span></text:p>
          <text:p text:style-name="P1"><text:span text:style-name="T1">. <text:s text:c="8"/></text:span><text:span text:style-name="T1"><text:tab/></text:span><text:span text:style-name="T1"><text:tab/></text:span><text:span text:style-name="T1">. <text:s text:c="3"/></text:span><text:span text:style-name="T1"><text:tab/></text:span><text:span text:style-name="T1"><text:tab/></text:span><text:span text:style-name="T1">O</text:span></text:p>
          <text:p text:style-name="P1"><text:span text:style-name="T1"/></text:p>
          <text:p text:style-name="P1"><text:span text:style-name="T1">He <text:s text:c="7"/></text:span><text:span text:style-name="T1"><text:tab/></text:span><text:span text:style-name="T1"><text:tab/></text:span><text:span text:style-name="T1">PRP <text:s/></text:span><text:span text:style-name="T1"><text:tab/></text:span><text:span text:style-name="T1">B-NP</text:span></text:p>
          <text:p text:style-name="P1"><text:span text:style-name="T1">reckons <text:s text:c="2"/></text:span><text:span text:style-name="T1"><text:tab/></text:span><text:span text:style-name="T1"><text:tab/></text:span><text:span text:style-name="T1">VBZ <text:s/></text:span><text:span text:style-name="T1"><text:tab/></text:span><text:span text:style-name="T1">B-VP</text:span></text:p>
          <text:p text:style-name="P1"><text:span text:style-name="T1">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852cm" svg:height="12.618cm" svg:x="10.279cm" svg:y="1.73cm">
          <text:p text:style-name="P2"><text:span text:style-name="T2"># Unigram</text:span></text:p>
          <text:p text:style-name="P2"><text:span text:style-name="T2">U00:%x[-2,0]</text:span></text:p>
          <text:p text:style-name="P2"><text:span text:style-name="T2">U01:%x[-1,0]</text:span></text:p>
          <text:p text:style-name="P2"><text:span text:style-name="T2">U02:%x[0,0]</text:span></text:p>
          <text:p text:style-name="P2"><text:span text:style-name="T2">U03:%x[1,0]</text:span></text:p>
          <text:p text:style-name="P2"><text:span text:style-name="T2">U04:%x[2,0]</text:span></text:p>
          <text:p text:style-name="P2"><text:span text:style-name="T2">U05:%x[-1,0]/%x[0,0]</text:span></text:p>
          <text:p text:style-name="P2"><text:span text:style-name="T2">U06:%x[0,0]/%x[1,0]</text:span></text:p>
          <text:p text:style-name="P2"><text:span text:style-name="T2"/></text:p>
          <text:p text:style-name="P2"><text:span text:style-name="T2">U10:%x[-2,1]</text:span></text:p>
          <text:p text:style-name="P2"><text:span text:style-name="T2">U11:%x[-1,1]</text:span></text:p>
          <text:p text:style-name="P2"><text:span text:style-name="T2">U12:%x[0,1]q</text:span></text:p>
          <text:p text:style-name="P2"><text:span text:style-name="T2">U13:%x[1,1]</text:span></text:p>
          <text:p text:style-name="P2"><text:span text:style-name="T2">U14:%x[2,1]</text:span></text:p>
          <text:p text:style-name="P2"><text:span text:style-name="T2">U15:%x[-2,1]/%x[-1,1]</text:span></text:p>
          <text:p text:style-name="P2"><text:span text:style-name="T2">U16:%x[-1,1]/%x[0,1]</text:span></text:p>
          <text:p text:style-name="P2"><text:span text:style-name="T2">U17:%x[0,1]/%x[1,1]</text:span></text:p>
          <text:p text:style-name="P2"><text:span text:style-name="T2">U18:%x[1,1]/%x[2,1]</text:span></text:p>
          <text:p text:style-name="P2"><text:span text:style-name="T2"/></text:p>
          <text:p text:style-name="P2"><text:span text:style-name="T2">U20:%x[-2,1]/%x[-1,1]/%x[0,1]</text:span></text:p>
          <text:p text:style-name="P2"><text:span text:style-name="T2">U21:%x[-1,1]/%x[0,1]/%x[1,1]</text:span></text:p>
          <text:p text:style-name="P2"><text:span text:style-name="T2">U22:%x[0,1]/%x[1,1]/%x[2,1]</text:span></text:p>
          <text:p text:style-name="P2"><text:span text:style-name="T2"/></text:p>
          <text:p text:style-name="P2"><text:span text:style-name="T2"># Bigram</text:span></text:p>
          <text:p text:style-name="P2"><text:span text:style-name="T2">B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frame draw:style-name="gr2" draw:layer="layout" svg:width="1.391cm" svg:height="0.988cm" svg:x="4.771cm" svg:y="14.53cm">
          <draw:text-box>
            <text:p>(a)</text:p>
          </draw:text-box>
        </draw:frame>
        <draw:frame draw:style-name="gr2" draw:layer="layout" svg:width="1.404cm" svg:height="0.988cm" svg:x="13.672cm" svg:y="14.53cm">
          <draw:text-box>
            <text:p>(b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5-22T02:41:36</meta:creation-date>
    <dc:date>2012-05-22T02:59:11</dc:date>
    <meta:editing-duration>PT00H17M36S</meta:editing-duration>
    <meta:editing-cycles>4</meta:editing-cycles>
    <meta:generator>OpenOffice.org/3.0$Linux OpenOffice.org_project/300m15$Build-9379</meta:generator>
    <meta:document-statistic meta:object-count="4"/>
    <meta:user-defined meta:name="Info 1"/>
    <meta:user-defined meta:name="Info 2"/>
    <meta:user-defined meta:name="Info 3"/>
    <meta:user-defined meta:name="Info 4"/>
  </office:meta>
</office:document-meta>
</file>